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7395833333333335in"/>
    </style:style>
    <style:style style:name="co3" style:family="table-column">
      <style:table-column-properties fo:break-before="auto" style:column-width="2.125in"/>
    </style:style>
    <style:style style:name="co4" style:family="table-column">
      <style:table-column-properties fo:break-before="auto" style:column-width="2.4375in"/>
    </style:style>
    <style:style style:name="co5" style:family="table-column">
      <style:table-column-properties fo:break-before="auto" style:column-width="2.1354166666666665in"/>
    </style:style>
    <style:style style:name="co6" style:family="table-column">
      <style:table-column-properties fo:break-before="auto" style:column-width="2.5208333333333335in"/>
    </style:style>
    <style:style style:name="co7" style:family="table-column">
      <style:table-column-properties fo:break-before="auto" style:column-width="1.6145833333333333in"/>
    </style:style>
    <style:style style:name="co8" style:family="table-column">
      <style:table-column-properties fo:break-before="auto" style:column-width="2.03125in"/>
    </style:style>
    <style:style style:name="co9" style:family="table-column">
      <style:table-column-properties fo:break-before="auto" style:column-width="1.84375in"/>
    </style:style>
    <style:style style:name="co10" style:family="table-column">
      <style:table-column-properties fo:break-before="auto" style:column-width="2.375in"/>
    </style:style>
    <style:style style:name="co11" style:family="table-column">
      <style:table-column-properties fo:break-before="auto" style:column-width="2.1458333333333335in"/>
    </style:style>
    <style:style style:name="co12" style:family="table-column">
      <style:table-column-properties fo:break-before="auto" style:column-width="2.9687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style:use-window-font-color="true" style:text-underline-style="none"/>
    </style:style>
    <style:style style:name="ce2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1pt" style:font-size-asian="11pt" style:font-size-complex="11pt" style:use-window-font-color="true" style:text-underline-style="none"/>
    </style:style>
  </office:automatic-styles>
  <office:body>
    <office:spreadsheet>
      <table:table table:name="Sheet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7" table:default-cell-style-name="ce15"/>
        <table:table-column table:style-name="co10" table:default-cell-style-name="ce15"/>
        <table:table-column table:style-name="co11" table:default-cell-style-name="ce15"/>
        <table:table-column table:style-name="co12" table:default-cell-style-name="ce15"/>
        <table:table-column table:style-name="co1" table:default-cell-style-name="ce15" table:number-columns-repeated="244"/>
        <table:table-row table:style-name="ro2">
          <table:table-cell table:style-name="ce21"/>
          <table:table-cell table:style-name="ce22" office:value-type="string">
            <text:p>Descripción</text:p>
          </table:table-cell>
          <table:table-cell table:style-name="ce22" office:value-type="string">
            <text:p>Ventajas intrínsecas de la solución</text:p>
          </table:table-cell>
          <table:table-cell table:style-name="ce22" office:value-type="string">
            <text:p>Inconvenientes intrínsecos de la solución</text:p>
          </table:table-cell>
          <table:table-cell table:style-name="ce23" office:value-type="string">
            <text:p>Facilidad de trabajo y de aprendizaje</text:p>
          </table:table-cell>
          <table:table-cell table:style-name="ce22" office:value-type="string">
            <text:p>Prestaciones técnicas</text:p>
          </table:table-cell>
          <table:table-cell table:style-name="ce22" office:value-type="string">
            <text:p>Coste económico</text:p>
          </table:table-cell>
          <table:table-cell table:style-name="ce23" office:value-type="string">
            <text:p>Escalabilidad del sistema</text:p>
          </table:table-cell>
          <table:table-cell table:style-name="ce23" office:value-type="string">
            <text:p>Necesidades de mantenimiento del sistema</text:p>
          </table:table-cell>
          <table:table-cell table:style-name="ce23" office:value-type="string">
            <text:p>Consumo energético del sistema</text:p>
          </table:table-cell>
          <table:table-cell table:style-name="ce23" office:value-type="string">
            <text:p>Obsolescencia del sistema</text:p>
          </table:table-cell>
          <table:table-cell table:style-name="ce22" office:value-type="string">
            <text:p>¿Con qué material se cuenta ahora mismo?</text:p>
          </table:table-cell>
          <table:table-cell table:style-name="ce22" office:value-type="string">
            <text:p>Otros</text:p>
          </table:table-cell>
        </table:table-row>
        <table:table-row table:style-name="ro2">
          <table:table-cell table:style-name="ce24" office:value-type="string">
            <text:p>Clúster con Raspberry Pi</text:p>
          </table:table-cell>
          <table:table-cell table:style-name="ce24" office:value-type="string">
            <text:p>Utilizar la plataforma de hardware libre Raspberry Pi para la creación del sistema, disponiendo los diferentes equipos en un pequeño "rack" con un sistema de alimentación propio centralizado y una conexión directa a la infraestructura local</text:p>
          </table:table-cell>
          <table:table-cell table:style-name="ce24" office:value-type="string">
            <text:p>Existen varias soluciones parecidas bien documentadas.
El hardware es flexible, barato y el consumo es pequeño.
Gran comunidad de desarrolladores alrededor de la plataforma.</text:p>
          </table:table-cell>
          <table:table-cell table:style-name="ce24" office:value-type="string">
            <text:p>La potencia del sistema es pequeña (ver seccion prestaciones técnicas)
</text:p>
          </table:table-cell>
          <table:table-cell table:style-name="ce24" office:value-type="string">
            <text:p>Ya se cuenta con experiencia en el manejo de estas placas.
Amplia documentación de las prestaciones de la misma.
Proyectos similares ya realizados.
Soporte completo de varias distribuciones de GNU/Linux</text:p>
          </table:table-cell>
          <table:table-cell table:style-name="ce24" office:value-type="string">
            <text:p>Arquitectura ARM
Entre 512 MB y 1 GB de memoria
1 o 4 Núcleos a 700 o 900 MHz (overclock a 1 GHz de forma segura)
Conectividad Ethernet, I2C, GPIO
Alimentación por microUSB/GPIO
Almacenamiento entre 1 GB y 256 GB mediante tarjetas MicroSD/SD</text:p>
          </table:table-cell>
          <table:table-cell table:style-name="ce25"/>
          <table:table-cell table:style-name="ce24" office:value-type="string">
            <text:p>Dependiente únicamente del coste económico de la adquisición de nuevos equipos</text:p>
          </table:table-cell>
          <table:table-cell table:style-name="ce24" office:value-type="string">
            <text:p>Las mismas que cualquier sistema GNU/Linux de iguales características.
Pueden surgir problemas con la fuente de alimentación, dado que es una solución propia.</text:p>
          </table:table-cell>
          <table:table-cell table:style-name="ce24" office:value-type="string">
            <text:p>Variable según modelo, entre 3 y 4 W, con 5V de tensión y un amperaje variable entre 0.6 y 0.8 A
</text:p>
          </table:table-cell>
          <table:table-cell table:style-name="ce24" office:value-type="string">
            <text:p>El software de terceros (sistema operativo, librerías, etc) a incluir está respaldado por una comunidad extensa que provee actualizaciones de forma continua, por lo que previsiblemente el sistema podrá estar actualizado durante varios años.
Las necesidades que el sistema cubre no demandarán previsiblemente una mayor potencia de cálculo.
 
</text:p>
          </table:table-cell>
          <table:table-cell table:style-name="ce24" office:value-type="string">
            <text:p>El Departamento de Informática y Automática cuenta con varios de estos equipos</text:p>
          </table:table-cell>
          <table:table-cell table:style-name="ce25"/>
        </table:table-row>
        <table:table-row table:style-name="ro2">
          <table:table-cell table:style-name="ce24" office:value-type="string">
            <text:p>Clúster con equipos de escritorio</text:p>
          </table:table-cell>
          <table:table-cell table:style-name="ce24" office:value-type="string">
            <text:p>Se plantea la reutilización de equipos de escritorio pertenecientes a la Universidad que ya no se encuentran en uso (debido a su renovación, falta de potencia como PC...) para la creación de este sistema.</text:p>
          </table:table-cell>
          <table:table-cell table:style-name="ce24" office:value-type="string">
            <text:p>La potencia del sistema es mucho mayor que la de cualquier otra solucion.
Reduce dramáticamente el coste de adquisición de material y permite dar nueva vida a material universitario.
La arquitectura es conocida
</text:p>
          </table:table-cell>
          <table:table-cell table:style-name="ce24" office:value-type="string">
            <text:p>No se exploran las características únicas de otros sistemas menos "convencionales", tales como la utilización de sistemas embebidos.
Consumo mayor.
Mayor demanda de espacio.
Debido a el mayor tamaño de los equipos, puede llegar a ser complicado implementar las soluciones de visualizacion planteadas (LEDs, etc)
</text:p>
          </table:table-cell>
          <table:table-cell table:style-name="ce26" office:value-type="string">
            <text:p>Soporte completo de casi la totalidad de las distribuciones de GNU/Linux.
Las necesidades de manipulación de hardware se minimizan.</text:p>
          </table:table-cell>
          <table:table-cell table:style-name="ce24" office:value-type="string">
            <text:p>Arquitectura x86/x64
Entre 2 y 4 GB de memoria
Conectividad Ethernet, USB
Almacenamiento en disco duro</text:p>
          </table:table-cell>
          <table:table-cell table:style-name="ce25"/>
          <table:table-cell table:style-name="ce24" office:value-type="string">
            <text:p>Dependiente únicamente del coste económico de la adquisición de nuevos equipos</text:p>
          </table:table-cell>
          <table:table-cell table:style-name="ce24" office:value-type="string">
            <text:p>Las necesarias en cualquier sistema GNU/Linux y las específicas del montaje dado (en materia de refrigeración, gestión de cableado, etc)</text:p>
          </table:table-cell>
          <table:table-cell table:number-columns-repeated="2" table:style-name="ce25"/>
          <table:table-cell table:style-name="ce24" office:value-type="string">
            <text:p>La Facultad de Ciencias ya dispone de los equipos, pues se plantea la reutilización de los mismos
</text:p>
          </table:table-cell>
          <table:table-cell table:style-name="ce25"/>
        </table:table-row>
        <table:table-row table:style-name="ro2">
          <table:table-cell table:style-name="ce24" office:value-type="string">
            <text:p>Virtualización de entornos de trabajo</text:p>
          </table:table-cell>
          <table:table-cell table:style-name="ce24" office:value-type="string">
            <text:p>Crear un conjunto de nodos virtuales dentro de una máquina que simulen un sistema distribuido</text:p>
          </table:table-cell>
          <table:table-cell table:style-name="ce24" office:value-type="string">
            <text:p>Simplificación del sistema (reduce las necesidades de adquisición y mantenimiento de hardware).
Gestión de varias partes del sistema (sistema de ficheros centralizado, gestión de usuarios...) de forma mas sencilla.</text:p>
          </table:table-cell>
          <table:table-cell table:style-name="ce24" office:value-type="string">
            <text:p>No se exploran apenas las posibilidades de un sistema distribuido formado por varios equipos físicamente independientes.
</text:p>
          </table:table-cell>
          <table:table-cell table:style-name="ce24" office:value-type="string">
            <text:p>Requiere una etapa de formación en materia de virtualización</text:p>
          </table:table-cell>
          <table:table-cell table:number-columns-repeated="2" table:style-name="ce25"/>
          <table:table-cell table:style-name="ce24" office:value-type="string">
            <text:p>Dependiente de las capacidades de virtualización del equipo disponible, y el número de nodos y usuarios a gestionar (previsiblemente alto)
</text:p>
          </table:table-cell>
          <table:table-cell table:style-name="ce24" office:value-type="string">
            <text:p>Las necesidades propias de un sistema GNU/Linux junto a las específicas de la virtualización de los equipos.</text:p>
          </table:table-cell>
          <table:table-cell table:number-columns-repeated="2" table:style-name="ce25"/>
          <table:table-cell table:style-name="ce24" office:value-type="string">
            <text:p>Se plantea el aprovechamiento de equipos pertenecientes a la Universidad, por lo que se estima un coste muy pequeño a la hora de adquirir material.</text:p>
          </table:table-cell>
          <table:table-cell table:style-name="ce25"/>
        </table:table-row>
        <table:table-row table:style-name="ro2">
          <table:table-cell table:style-name="ce24" office:value-type="string">
            <text:p>Clúster con equipos embebidos multimedia </text:p>
          </table:table-cell>
          <table:table-cell table:style-name="ce24" office:value-type="string">
            <text:p>Utilización de equipos embebidos diseñados para aplicaciones multimedia en el sistema (ejemplos son Chromecast, Apple TV, Amazon Fire TV...)</text:p>
          </table:table-cell>
          <table:table-cell table:style-name="ce24" office:value-type="string">
            <text:p>Relacion potencia/precio presumiblemente superior a soluciones de coste similar como las placas Raspberry Pi.</text:p>
          </table:table-cell>
          <table:table-cell table:style-name="ce24" office:value-type="string">
            <text:p>Dificultad de conexión (generalmente la conexión a red se realiza de forma inalámbrica, ausencia casi absoluta de cualquier conexión cuya finalidad no sea la emisión de vídeo o conexión con sistemas de almacenamiento mediante USB), falta de puertos GPIO, I2C...
</text:p>
          </table:table-cell>
          <table:table-cell table:style-name="ce24" office:value-type="string">
            <text:p>Es difícil determinar la viabilidad de esta solución, pues no se cuenta con experiencia previa ni una documentación amplia al respecto.
Es probable que sea necesaria la manipulación del sistema a muy bajo nivel. Lo cual incrementa el grado de complejidad de la solución.</text:p>
          </table:table-cell>
          <table:table-cell table:style-name="ce24" office:value-type="string">
            <text:p>Arquitectura ARM
2 núcleos a 1.2 GHz
512 MB de RAM
Almacenamiento: 2 GB no expandibles
Alimentación por microUSB</text:p>
          </table:table-cell>
          <table:table-cell table:style-name="ce25"/>
          <table:table-cell table:style-name="ce24" office:value-type="string">
            <text:p>Dependiente del coste de adquisición de nuevos equipos y las facilidades de interconexión de la plataforma (previsiblemente compleja, debido a la ausencia de sistemas de interconexión más allá de WiFi)
</text:p>
          </table:table-cell>
          <table:table-cell table:style-name="ce24" office:value-type="string">
            <text:p>Dependiente del número de modificaciones que se realicen a las capas más bajas. En el peor de los casos puede que el administrador del sistema tenga que someterse a una etapa de formación para realizar un mantenimiento adecuado del sistema sin depender de desarrolladores previos.
Las derivadas del mantenimiento de un sistema Linux sumadas a posibles problemas de interconexión si se utiliza una red inalámbrica (conexión a  la LAN de la infraestructura local, interferencias...).</text:p>
          </table:table-cell>
          <table:table-cell table:style-name="ce25"/>
          <table:table-cell table:style-name="ce24" office:value-type="string">
            <text:p>Difícil de determinar: no se cuenta con una gran cantidad de software para este tipo de sistemas más allá de las aplicaciones multimedia. No obstante, el sistema subyacente es conocido (Linux)</text:p>
          </table:table-cell>
          <table:table-cell table:style-name="ce24" office:value-type="string">
            <text:p>No se dispone de material de estas o similares características
</text:p>
          </table:table-cell>
          <table:table-cell table:style-name="ce2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